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left="0cm" fo:margin-right="0.688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151515" style:font-name="inherit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s:</text:p>
      <text:p text:style-name="P1">----Atoms:</text:p>
      <text:p text:style-name="P1"><text:tab/>Button </text:p>
      <text:p text:style-name="P1"><text:tab/>Search</text:p>
      <text:p text:style-name="P1"><text:tab/>Logo </text:p>
      <text:p text:style-name="P1"><text:tab/>Text {Heading, Paragraph}</text:p>
      <text:p text:style-name="P1"><text:tab/>Input</text:p>
      <text:p text:style-name="P1"/>
      <text:p text:style-name="P1"/>
      <text:p text:style-name="P1">-----Molecules:</text:p>
      <text:p text:style-name="P1"><text:tab/>Card</text:p>
      <text:p text:style-name="P1"><text:tab/>Company(In footer---Text Button)</text:p>
      <text:p text:style-name="P1"/>
      <text:p text:style-name="P1"/>
      <text:p text:style-name="P1">-----Organisms:</text:p>
      <text:p text:style-name="P1"><text:tab/>Search Form (SearchAppBar)</text:p>
      <text:p text:style-name="P1"><text:tab/>Explore (Select)</text:p>
      <text:p text:style-name="P1"><text:tab/>Login (Authentication with gmail)</text:p>
      <text:p text:style-name="P1"><text:tab/>My Library (Text Button)</text:p>
      <text:p text:style-name="P1"><text:tab/>Foote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0:18:04.933264943</meta:creation-date>
    <dc:date>2021-08-19T10:19:55.171952292</dc:date>
    <meta:editing-duration>PT1M51S</meta:editing-duration>
    <meta:editing-cycles>1</meta:editing-cycles>
    <meta:document-statistic meta:table-count="0" meta:image-count="0" meta:object-count="0" meta:page-count="1" meta:paragraph-count="16" meta:word-count="33" meta:character-count="252" meta:non-whitespace-character-count="225"/>
    <meta:generator>LibreOffice/6.4.7.2$Linux_X86_64 LibreOffice_project/40$Build-2</meta:generator>
  </office:meta>
</office:document-meta>
</file>